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231C1A72766CE85172D.png" manifest:media-type="image/png"/>
  <manifest:file-entry manifest:full-path="Pictures/10000201000002CB00000231619490C7F109BEF2.png" manifest:media-type="image/png"/>
  <manifest:file-entry manifest:full-path="Pictures/10000201000002F300000231C5B6CA1114C0CEE8.png" manifest:media-type="image/png"/>
  <manifest:file-entry manifest:full-path="Pictures/10000201000002CB00000231E53B9212A1EBF1D5.png" manifest:media-type="image/png"/>
  <manifest:file-entry manifest:full-path="Pictures/10000201000002CB000002312D9AFDA6795349E3.png" manifest:media-type="image/png"/>
  <manifest:file-entry manifest:full-path="Pictures/10000201000002CB000002311D1878E63D3581A0.png" manifest:media-type="image/png"/>
  <manifest:file-entry manifest:full-path="Pictures/10000201000002CB000002315AB886D2F3A1BB87.png" manifest:media-type="image/png"/>
  <manifest:file-entry manifest:full-path="Pictures/10000201000002E8000001EBCFC69C978A0489BE.png" manifest:media-type="image/png"/>
  <manifest:file-entry manifest:full-path="Pictures/10000201000002CB0000023111BAD2360AB00F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1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tector</text:p>
          </draw:text-box>
        </draw:frame>
        <draw:frame draw:style-name="gr1" draw:text-style-name="P1" draw:layer="layout" svg:width="25.761cm" svg:height="17cm" svg:x="5.439cm" svg:y="-0.4cm">
          <draw:image xlink:href="Pictures/10000201000002E8000001EBCFC69C978A0489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ergy range</text:p>
          </draw:text-box>
        </draw:frame>
        <draw:frame draw:style-name="gr1" draw:text-style-name="P1" draw:layer="layout" svg:width="8.668cm" svg:height="6.8cm" svg:x="1.2cm" svg:y="5.366cm">
          <draw:image xlink:href="Pictures/10000201000002CB000002315AB886D2F3A1BB87.png" xlink:type="simple" xlink:show="embed" xlink:actuate="onLoad">
            <text:p/>
          </draw:image>
        </draw:frame>
        <draw:frame draw:style-name="gr1" draw:text-style-name="P1" draw:layer="layout" svg:width="8.624cm" svg:height="6.766cm" svg:x="10cm" svg:y="5.4cm">
          <draw:image xlink:href="Pictures/10000201000002CB0000023111BAD2360AB00FEF.png" xlink:type="simple" xlink:show="embed" xlink:actuate="onLoad">
            <text:p/>
          </draw:image>
        </draw:frame>
        <draw:frame draw:style-name="gr1" draw:text-style-name="P1" draw:layer="layout" svg:width="8.618cm" svg:height="6.762cm" svg:x="18.382cm" svg:y="5.438cm">
          <draw:image xlink:href="Pictures/10000201000002CB000002312D9AFDA6795349E3.png" xlink:type="simple" xlink:show="embed" xlink:actuate="onLoad">
            <text:p/>
          </draw:image>
        </draw:frame>
        <draw:frame draw:style-name="gr3" draw:text-style-name="P4" draw:layer="layout" svg:width="2.314cm" svg:height="1.725cm" svg:x="4cm" svg:y="13.8cm">
          <draw:text-box>
            <text:p text:style-name="P3">2MeV</text:p>
            <text:p text:style-name="P3">N=38</text:p>
          </draw:text-box>
        </draw:frame>
        <draw:frame draw:style-name="gr3" draw:text-style-name="P4" draw:layer="layout" svg:width="3.118cm" svg:height="1.725cm" svg:x="12.8cm" svg:y="13.8cm">
          <draw:text-box>
            <text:p text:style-name="P3">20MeV</text:p>
            <text:p text:style-name="P3">N=2174</text:p>
          </draw:text-box>
        </draw:frame>
        <draw:frame draw:style-name="gr3" draw:text-style-name="P4" draw:layer="layout" svg:width="3.08cm" svg:height="1.725cm" svg:x="21.4cm" svg:y="13.875cm">
          <draw:text-box>
            <text:p text:style-name="P3">200MeV</text:p>
            <text:p text:style-name="P3">N=6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2.683cm" svg:height="9.951cm" svg:x="1.117cm" svg:y="5.822cm">
          <draw:image xlink:href="Pictures/10000201000002CB00000231E53B9212A1EBF1D5.png" xlink:type="simple" xlink:show="embed" xlink:actuate="onLoad">
            <text:p/>
          </draw:image>
        </draw:frame>
        <draw:frame draw:style-name="gr1" draw:text-style-name="P1" draw:layer="layout" svg:width="12.718cm" svg:height="9.978cm" svg:x="13.882cm" svg:y="5.822cm">
          <draw:image xlink:href="Pictures/10000201000002CB000002311D1878E63D3581A0.png" xlink:type="simple" xlink:show="embed" xlink:actuate="onLoad">
            <text:p/>
          </draw:image>
        </draw:frame>
        <draw:frame draw:style-name="gr3" draw:text-style-name="P6" draw:layer="layout" svg:width="16.305cm" svg:height="1.568cm" svg:x="5.4cm" svg:y="2.232cm">
          <draw:text-box>
            <text:p><text:span text:style-name="T1">Positive vs. Negative Mu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">Upper(SC1) vs. lower(SC2) scintillator</text:span></text:p>
          </draw:text-box>
        </draw:frame>
        <draw:frame draw:style-name="gr1" draw:text-style-name="P1" draw:layer="layout" svg:width="12.112cm" svg:height="9cm" svg:x="1.139cm" svg:y="6.598cm" presentation:class="graphic" presentation:user-transformed="true">
          <draw:image xlink:href="Pictures/10000201000002F300000231C5B6CA1114C0CEE8.png" xlink:type="simple" xlink:show="embed" xlink:actuate="onLoad">
            <text:p/>
          </draw:image>
        </draw:frame>
        <draw:frame draw:style-name="gr1" draw:text-style-name="P1" draw:layer="layout" svg:width="11.683cm" svg:height="9.166cm" svg:x="13.8cm" svg:y="6.634cm">
          <draw:image xlink:href="Pictures/10000201000002CB00000231619490C7F109B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3.4cm" svg:height="2.163cm" svg:x="2.4cm" svg:y="1.037cm" presentation:class="title" presentation:user-transformed="true">
          <draw:text-box>
            <text:p>Decay</text:p>
          </draw:text-box>
        </draw:frame>
        <draw:frame draw:style-name="gr1" draw:text-style-name="P1" draw:layer="layout" svg:width="19.122cm" svg:height="15.004cm" svg:x="4.678cm" svg:y="2.796cm" presentation:class="graphic" presentation:user-transformed="true">
          <draw:image xlink:href="Pictures/10000201000002CB00000231C1A72766CE85172D.png" xlink:type="simple" xlink:show="embed" xlink:actuate="onLoad">
            <text:p/>
          </draw:image>
        </draw:frame>
        <draw:frame draw:style-name="gr3" draw:text-style-name="P8" draw:layer="layout" svg:width="12.157cm" svg:height="0.988cm" svg:x="7.6cm" svg:y="18cm">
          <draw:text-box>
            <text:p>→ T = 2,185µs, Abweichung ~ 0,5% 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1:33:11.194996552</meta:creation-date>
    <dc:date>2016-11-09T02:01:50.121864021</dc:date>
    <meta:editing-duration>PT7M48S</meta:editing-duration>
    <meta:editing-cycles>1</meta:editing-cycles>
    <meta:document-statistic meta:object-count="49"/>
    <meta:generator>LibreOffice/5.2.3.3$Linux_X86_64 LibreOffice_project/20m0$Build-3</meta:generator>
  </office:meta>
</office:document-meta>
</file>